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list-style-name="L1">
      <style:text-properties officeooo:rsid="0013f5ee" officeooo:paragraph-rsid="0013f5ee"/>
    </style:style>
    <style:style style:name="P2" style:family="paragraph" style:parent-style-name="Standard" style:list-style-name="L1">
      <style:text-properties officeooo:rsid="00180acd" officeooo:paragraph-rsid="00180acd"/>
    </style:style>
    <style:style style:name="P3" style:family="paragraph" style:parent-style-name="Standard" style:list-style-name="L1">
      <style:text-properties officeooo:rsid="001a368a" officeooo:paragraph-rsid="001a368a"/>
    </style:style>
    <style:style style:name="P4" style:family="paragraph" style:parent-style-name="Standard" style:list-style-name="L1">
      <style:text-properties officeooo:rsid="001ab870" officeooo:paragraph-rsid="001ab870"/>
    </style:style>
    <style:style style:name="P5" style:family="paragraph" style:parent-style-name="Standard" style:list-style-name="L1">
      <style:text-properties officeooo:rsid="001d7cf1" officeooo:paragraph-rsid="001e68bc"/>
    </style:style>
    <style:style style:name="P6" style:family="paragraph" style:parent-style-name="Standard" style:list-style-name="L1">
      <style:text-properties officeooo:rsid="001d7cf1" officeooo:paragraph-rsid="00205288"/>
    </style:style>
    <style:style style:name="P7" style:family="paragraph" style:parent-style-name="Standard" style:list-style-name="L1">
      <style:text-properties officeooo:rsid="001d7cf1" officeooo:paragraph-rsid="00222c5c"/>
    </style:style>
    <style:style style:name="P8" style:family="paragraph" style:parent-style-name="Standard" style:list-style-name="L1">
      <style:text-properties officeooo:rsid="001d7cf1" officeooo:paragraph-rsid="0025c7b1"/>
    </style:style>
    <style:style style:name="T1" style:family="text">
      <style:text-properties officeooo:rsid="0015e12e"/>
    </style:style>
    <style:style style:name="T2" style:family="text">
      <style:text-properties officeooo:rsid="0016a336"/>
    </style:style>
    <style:style style:name="T3" style:family="text">
      <style:text-properties officeooo:rsid="00191754"/>
    </style:style>
    <style:style style:name="T4" style:family="text">
      <style:text-properties officeooo:rsid="001ab870"/>
    </style:style>
    <style:style style:name="T5" style:family="text">
      <style:text-properties officeooo:rsid="001b99a3"/>
    </style:style>
    <style:style style:name="T6" style:family="text">
      <style:text-properties officeooo:rsid="00213a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41577235" text:style-name="L1">
        <text:list-item>
          <text:p text:style-name="P1">Appsetting.jsonはじぶんでさくせいした。あとVisualStudioで表示されてなかったら追加＝＞既存のファイル でpropjectに追加することでVS上で表示された。<text:span text:style-name="T1">Also,”常にコピーする””コンテンツ”を選択する。常にコピーすることでどうやらＤＥＢＵＧ時とリリース時で自動的に</text:span><text:span text:style-name="T2">binの中にappsetinngs.jsonコピーしてくれる機能っぽい？</text:span></text:p>
        </text:list-item>
        <text:list-item>
          <text:p text:style-name="P2">postgreSQLは自分でinstallした。環境変数pathも時分で通した。psql –versionでいけるように。</text:p>
        </text:list-item>
        <text:list-item>
          <text:p text:style-name="P2">psql -U postgres -h localhost これで、<text:span text:style-name="T3">path通ってたらどこでやってもこれでいけて、次にパスワード求められる。install時設定したパスワードだったっぽい；</text:span></text:p>
        </text:list-item>
        <text:list-item>
          <text:p text:style-name="P3">loginすると中では、Droptable等つかえた。\l <text:span text:style-name="T4">(ＤＢ一覧表示）</text:span></text:p>
        </text:list-item>
        <text:list-item>
          <text:p text:style-name="P4">A5M2ではｍ、mysqlと異なり、ＤＢごとにA5M2にとうろくしないといけなかった。なのでけっこうめんどうだったけどいけた。<text:span text:style-name="T5">mysqlだと１つのＵＳＥＲでログインしたら全ＤＢその中の見れたけどpostegreは違うらしい。</text:span></text:p>
        </text:list-item>
        <text:list-item>
          <text:p text:style-name="P5">DB削除（<text:span text:style-name="T6">now, 削除しても起動時に自動生成されるが、ゆくゆくは手動生成に変えようかなと思う。複雑な制約などをつけたいためＤＢＦＩＲＳＴでいこうかなと）「</text:span></text:p>
          <text:list>
            <text:list-item>
              <text:p text:style-name="P5">DROP DATABASE "ScheduleApp20250729_Development"; </text:p>
            </text:list-item>
            <text:list-item>
              <text:p text:style-name="P5">DROP DATABASE "ScheduleApp20250729_Production"; </text:p>
            </text:list-item>
            <text:list-item>
              <text:p text:style-name="P6">DROP DATABASE "ScheduleApp20250729_WebPage";</text:p>
            </text:list-item>
          </text:list>
        </text:list-item>
        <text:list-item>
          <text:p text:style-name="P7">後思ったけどアーカイブ化されたファイル群の名前とかをなんかテーブルかなんかで管理しておく？管理コスト上がるかな？どうだろうｋ。</text:p>
        </text:list-item>
        <text:list-item>
          <text:p text:style-name="P8">アーカイブ化されたファイルに関して、実行時にバックグラウンドでスケジューリングに余裕をもって事前にＤＬして置く方針で行こうと思うんだけど（ＵＩスレッドとめない）。直前に追加されたタスクなどに関してはタスク実行時に間に合わない可能性があるよな。そのあたりどうしようかなって思った。</text:p>
        </text:list-item>
        <text:list-item>
          <text:p text:style-name="P8"><text:lin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3T23:30:10.564000000</meta:creation-date>
    <meta:generator>LibreOffice/7.0.3.1$Windows_X86_64 LibreOffice_project/d7547858d014d4cf69878db179d326fc3483e082</meta:generator>
    <dc:date>2025-08-06T08:32:26.981000000</dc:date>
    <meta:editing-duration>P2DT8H29M42S</meta:editing-duration>
    <meta:editing-cycles>20</meta:editing-cycles>
    <meta:document-statistic meta:table-count="0" meta:image-count="0" meta:object-count="0" meta:page-count="1" meta:paragraph-count="12" meta:word-count="631" meta:character-count="936" meta:non-whitespace-character-count="918"/>
  </office:meta>
</office:document-meta>
</file>